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04c2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d04c2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🛠️ Geliştirici Rehberi (Developer Guide)</text:h>
      <text:h text:style-name="Heading_20_2" text:outline-level="2">Elektrikli Araç Şarj İstasyonu Güvenlik Sistemi (EV-SEC)</text:h>
      <text:p text:style-name="Text_20_body">Bu döküman, hibrit siber güvenlik katmanına sahip EV şarj istasyonu projesinin teknik mimarisini, modül bağımlılıklarını ve geliştirme standartlarını kapsar.</text:p>
      <text:p text:style-name="Horizontal_20_Line"/>
      <text:h text:style-name="Heading_20_2" text:outline-level="2">📂 1. Proje Dizini Yapısı</text:h>
      <text:p text:style-name="Text_20_body">Geliştiricilerin dosya hiyerarşisini anlaması için temel yapı:</text:p>
      <text:p text:style-name="Standard">.</text:p>
      <text:p text:style-name="Standard">├── api/ <text:s text:c="15"/># FastAPI sunucusu ve WebSocket yönetimi</text:p>
      <text:p text:style-name="Standard">├── core/ <text:s text:c="14"/># SecureBridge ve ana orkestrasyon mantığı</text:p>
      <text:p text:style-name="Standard">├── models/ <text:s text:c="12"/># Veri modelleri (Pydantic, Blockchain Block)</text:p>
      <text:p text:style-name="Standard">├── utils/ <text:s text:c="13"/># Yardımcı servisler</text:p>
      <text:p text:style-name="Standard">│ <text:s text:c="2"/>├── ids.py <text:s text:c="9"/># Kural tabanlı IDS</text:p>
      <text:p text:style-name="Standard">│ <text:s text:c="2"/>├── ml_ids.py <text:s text:c="6"/># Makine öğrenmesi (Isolation Forest)</text:p>
      <text:p text:style-name="Standard">│ <text:s text:c="2"/>└── blockchain.py <text:s text:c="2"/># ECDSA imzalı defter yapısı</text:p>
      <text:p text:style-name="Standard">├── tests/ <text:s text:c="13"/># Pytest birim ve entegrasyon testleri</text:p>
      <text:p text:style-name="Standard">├── dashboard.py <text:s text:c="7"/># Streamlit kullanıcı arayüzü</text:p>
      <text:p text:style-name="P1">└── attack_simulator.py # Güvenlik test senaryoları<text:line-break/><text:line-break/></text:p>
      <text:p text:style-name="P1"><text:span text:style-name="T4">🏗️ 2. Sistem Mimarisi ve Veri Akışı</text:span></text:p>
      <text:p text:style-name="Text_20_body">Sistem, <text:span text:style-name="T1">OCPP (IT katmanı)</text:span> ile <text:span text:style-name="T1">CAN-Bus (OT katmanı)</text:span> arasında güvenli bir geçit (Gateway) görevi görür.</text:p>
      <text:h text:style-name="Heading_20_3" text:outline-level="3">Hibrit Güvenlik Katmanları</text:h>
      <text:list text:style-name="L1">
        <text:list-item>
          <text:p text:style-name="P2"><text:span text:style-name="T1">Statik Katman (Rule-Based):</text:span> Bilinen saldırı imzalarını (Flood, Unauthorized Frame ID) mikrosaniye mertebesinde durdurur.</text:p>
        </text:list-item>
        <text:list-item>
          <text:p text:style-name="P2"><text:span text:style-name="T1">Dinamik Katman (ML-Based):</text:span> <text:span text:style-name="Source_20_Text">Isolation Forest</text:span> kullanarak trafik yoğunluğu ve entropisindeki anomalileri (sıfırıncı gün saldırıları) tespit eder.</text:p>
        </text:list-item>
        <text:list-item>
          <text:p text:style-name="P2"><text:span text:style-name="T1">Bütünlük Katmanı (Blockchain):</text:span> Tespit edilen her olay ve gerçekleşen her işlem, değiştirilemez bir şekilde mühürlenir.</text:p>
        </text:list-item>
      </text:list>
      <text:p text:style-name="Horizontal_20_Line"/>
      <text:h text:style-name="Heading_20_2" text:outline-level="2">📦 3. Modül Detayları ve Geliştirme Notları</text:h>
      <text:h text:style-name="Heading_20_3" text:outline-level="3">3.1. SecureBridge &amp; OCPP-CAN Mapping</text:h>
      <text:p text:style-name="Text_20_body">Bu modül, gelen JSON tabanlı OCPP mesajlarını 8-byte'lık CAN frame'lerine paketler.</text:p>
      <text:list text:style-name="L2">
        <text:list-item>
          <text:p text:style-name="P3"><text:span text:style-name="T1">Dikkat:</text:span> Yeni bir OCPP mesajı eklendiğinde <text:span text:style-name="Source_20_Text">mapper.py</text:span> dosyasında ilgili <text:span text:style-name="Source_20_Text">DataID</text:span> karşılığı tanımlanmalıdır.</text:p>
        </text:list-item>
      </text:list>
      <text:h text:style-name="Heading_20_3" text:outline-level="3"><text:soft-page-break/>3.2. Blockchain Servisi (Lightweight Ledger)</text:h>
      <text:p text:style-name="Text_20_body">Veri bütünlüğü için <text:span text:style-name="T1">ECDSA (SECP256k1)</text:span> algoritması kullanılır.</text:p>
      <text:list text:style-name="L3">
        <text:list-item>
          <text:p text:style-name="P4"><text:span text:style-name="T1">Geliştirici Notu:</text:span> Her düğüm (node) başlangıçta kendi <text:span text:style-name="Source_20_Text">private_key</text:span>'ini oluşturur. Üretim ortamında bu anahtarların <text:span text:style-name="Source_20_Text">Environment Variables</text:span> üzerinden güvenli taşınması şarttır.</text:p>
        </text:list-item>
      </text:list>
      <text:h text:style-name="Heading_20_3" text:outline-level="3">3.3. Hybrid IDS İşleyişi</text:h>
      <text:p text:style-name="Text_20_body">Sistem çift aşamalı bir doğrulama yapar:</text:p>
      <text:p text:style-name="P6">Python</text:p>
      <text:p text:style-name="P6"># Örnek Kontrol Akışı</text:p>
      <text:p text:style-name="P5">if rule_based_ids.is_valid(frame):</text:p>
      <text:p text:style-name="P5"><text:s text:c="4"/>score = ml_ids.predict_anomality(frame)</text:p>
      <text:p text:style-name="P5"><text:s text:c="4"/>if score &lt; THRESHOLD:</text:p>
      <text:p text:style-name="P5"><text:s text:c="8"/>blockchain.log(frame)</text:p>
      <text:p text:style-name="P5"><text:s text:c="4"/>else:</text:p>
      <text:p text:style-name="P5"><text:s text:c="8"/>alert_system.trigger(severity="HIGH")</text:p>
      <text:p text:style-name="Standard"><text:line-break/><text:span text:style-name="T4"><text:line-break/>🔌 4. API ve Entegrasyon Rehberi</text:span></text:p>
      <text:h text:style-name="Heading_20_3" text:outline-level="3">WebSocket Mesaj Formatı</text:h>
      <text:p text:style-name="Text_20_body">Dashboard ile iletişim kuran <text:span text:style-name="Source_20_Text">/ws</text:span> kanalı üzerinden şu JSON formatında veri akışı sağlanır:</text:p>
      <text:p text:style-name="Text_20_body">{</text:p>
      <text:p text:style-name="Text_20_body"><text:s text:c="2"/>"event": "new_block",</text:p>
      <text:p text:style-name="Text_20_body"><text:s text:c="2"/>"payload": {</text:p>
      <text:p text:style-name="Text_20_body"><text:s text:c="4"/>"type": "ALERT",</text:p>
      <text:p text:style-name="Text_20_body"><text:s text:c="4"/>"details": "High frequency CAN traffic detected",</text:p>
      <text:p text:style-name="Text_20_body"><text:s text:c="4"/>"timestamp": 1735123456</text:p>
      <text:p text:style-name="Text_20_body"><text:s text:c="2"/>}</text:p>
      <text:p text:style-name="Text_20_body">}</text:p>
      <text:p text:style-name="Text_20_body"/>
      <text:h text:style-name="Heading_20_2" text:outline-level="2">🛠️ 5. Geliştirme Standartları</text:h>
      <text:list text:style-name="L4">
        <text:list-item>
          <text:p text:style-name="P7"><text:span text:style-name="T1">Tip Güvenliği:</text:span> Tüm fonksiyon tanımlarında Python <text:span text:style-name="Source_20_Text">type hints</text:span> kullanılmalıdır.</text:p>
          <text:list>
            <text:list-item>
              <text:p text:style-name="P7"><text:span text:style-name="T5">Örnek:</text:span> <text:span text:style-name="Source_20_Text">def process_frame(frame: Dict[str, Any]) -&gt; bool:</text:span></text:p>
            </text:list-item>
          </text:list>
        </text:list-item>
        <text:list-item>
          <text:p text:style-name="P7"><text:span text:style-name="T1">Dokümantasyon:</text:span> Yeni eklenen her metod <text:span text:style-name="Source_20_Text">Google Style Docstring</text:span> ile belgelenmelidir.</text:p>
        </text:list-item>
        <text:list-item>
          <text:p text:style-name="P7"><text:soft-page-break/><text:span text:style-name="T1">Concurrency:</text:span> Proje yoğun asenkron işlem içerdiği için <text:span text:style-name="Source_20_Text">threading</text:span> yerine <text:span text:style-name="Source_20_Text">asyncio</text:span> tercih edilmelidir. <text:span text:style-name="Source_20_Text">Blocking</text:span> çağrılardan (örn: <text:span text:style-name="Source_20_Text">time.sleep</text:span>) kaçınılmalıdır.</text:p>
        </text:list-item>
      </text:list>
      <text:p text:style-name="Horizontal_20_Line"/>
      <text:h text:style-name="Heading_20_2" text:outline-level="2">🧪 6. Test ve Kalite Kontrol</text:h>
      <text:h text:style-name="Heading_20_3" text:outline-level="3">Simülasyon Senaryoları</text:h>
      <text:p text:style-name="Text_20_body">Sistemi test etmek için <text:span text:style-name="Source_20_Text">attack_simulator.py</text:span> içerisinde tanımlı senaryolar:</text:p>
      <text:list text:style-name="L5">
        <text:list-item>
          <text:p text:style-name="P8"><text:span text:style-name="T1">Scenario 1:</text:span> Unauthorized CAN ID injection.</text:p>
        </text:list-item>
        <text:list-item>
          <text:p text:style-name="P8"><text:span text:style-name="T1">Scenario 2:</text:span> Heartbeat flood (DDoS).</text:p>
        </text:list-item>
        <text:list-item>
          <text:p text:style-name="P8"><text:span text:style-name="T1">Scenario 3:</text:span> Malformed OCPP packet.</text:p>
        </text:list-item>
      </text:list>
      <text:p text:style-name="Horizontal_20_Line"/>
      <text:h text:style-name="Heading_20_2" text:outline-level="2">🚀 7. Dağıtım (Deployment) Notları</text:h>
      <text:list text:style-name="L6">
        <text:list-item>
          <text:p text:style-name="P9"><text:span text:style-name="T1">Dockerize Etme:</text:span> Her servis (API, Bridge, Dashboard) için ayrı <text:span text:style-name="Source_20_Text">Dockerfile</text:span> kullanılması önerilir.</text:p>
        </text:list-item>
        <text:list-item>
          <text:p text:style-name="P9"><text:span text:style-name="T1">Sanal CAN:</text:span> Gerçek donanım yoksa <text:span text:style-name="Source_20_Text">vcan0</text:span> arayüzünün <text:span text:style-name="Source_20_Text">up</text:span> durumda olduğundan emin olunmalıdır.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09:53:40.595023697</meta:creation-date>
    <dc:date>2025-12-25T10:01:06.427721637</dc:date>
    <meta:editing-duration>PT7M26S</meta:editing-duration>
    <meta:editing-cycles>1</meta:editing-cycles>
    <meta:document-statistic meta:table-count="0" meta:image-count="0" meta:object-count="0" meta:page-count="3" meta:paragraph-count="64" meta:word-count="439" meta:character-count="3414" meta:non-whitespace-character-count="2906"/>
    <meta:generator>LibreOffice/24.2.7.2$Linux_X86_64 LibreOffice_project/420$Build-2</meta:generator>
  </office:meta>
</office:document-meta>
</file>